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5b91" officeooo:paragraph-rsid="00165b91"/>
    </style:style>
    <style:style style:name="P2" style:family="paragraph" style:parent-style-name="Standard">
      <style:paragraph-properties fo:text-align="start" style:justify-single-word="false"/>
      <style:text-properties officeooo:rsid="00165b91" officeooo:paragraph-rsid="00165b91"/>
    </style:style>
    <style:style style:name="P3" style:family="paragraph" style:parent-style-name="Standard">
      <style:paragraph-properties fo:text-align="start" style:justify-single-word="false"/>
      <style:text-properties fo:font-weight="bold" officeooo:rsid="00165b91" officeooo:paragraph-rsid="00165b9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65b91" officeooo:paragraph-rsid="00165b9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language="en" fo:country="US" fo:font-weight="bold" officeooo:rsid="00166458" officeooo:paragraph-rsid="0016645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US" fo:font-weight="bold" officeooo:rsid="0016d58a" officeooo:paragraph-rsid="0016d58a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en" fo:country="US" fo:font-weight="bold" officeooo:rsid="00166458" officeooo:paragraph-rsid="0016645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en" fo:country="US" fo:font-weight="normal" officeooo:rsid="00166458" officeooo:paragraph-rsid="0016645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en" fo:country="US" fo:font-weight="normal" officeooo:rsid="0016d58a" officeooo:paragraph-rsid="0016d58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65b91" officeooo:paragraph-rsid="00165b9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en" fo:country="US" fo:font-weight="bold" officeooo:rsid="00166458" officeooo:paragraph-rsid="0016645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language="en" fo:country="US" fo:font-weight="bold" officeooo:rsid="0016d58a" officeooo:paragraph-rsid="0016d58a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language="en" fo:country="US" fo:font-weight="normal" officeooo:rsid="00166458" officeooo:paragraph-rsid="00166458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language="en" fo:country="US" fo:font-weight="normal" officeooo:rsid="0016d58a" officeooo:paragraph-rsid="0016d58a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language="en" fo:country="US" fo:font-weight="normal" officeooo:rsid="001aa549" officeooo:paragraph-rsid="001aa549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fo:language="en" fo:country="US" fo:font-weight="normal" officeooo:rsid="0016d58a" officeooo:paragraph-rsid="0016d58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b23ae" officeooo:paragraph-rsid="001b23ae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1b23ae" officeooo:paragraph-rsid="001b23ae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paragraph-rsid="001b23ae"/>
    </style:style>
    <style:style style:name="P20" style:family="paragraph" style:parent-style-name="Standard" style:list-style-name="L9">
      <style:paragraph-properties fo:text-align="start" style:justify-single-word="false"/>
      <style:text-properties officeooo:rsid="001b23ae" officeooo:paragraph-rsid="001b23a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font-size="12pt" fo:font-weight="bold" style:font-size-asian="10.5pt" style:font-weight-asian="bold" style:font-size-complex="12pt" style:font-weight-complex="bold"/>
    </style:style>
    <style:style style:name="T6" style:family="text">
      <style:text-properties fo:font-size="12pt" fo:font-weight="bold" officeooo:rsid="001b23ae" style:font-size-asian="10.5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RISTOPHER D. BOVOLOS</text:p>
      <text:p text:style-name="P1"/>
      <text:p text:style-name="P1">8 Versi 15669, Papagos, Athens</text:p>
      <text:p text:style-name="P1">Tel:6981219893</text:p>
      <text:p text:style-name="P1">email:<text:a xlink:type="simple" xlink:href="mailto:it214127@hua.gr" text:style-name="Internet_20_link" text:visited-style-name="Visited_20_Internet_20_Link">it214127@hua.gr</text:a></text:p>
      <text:p text:style-name="P1">Date of birth:26/07/1994, Nationality:Greek</text:p>
      <text:p text:style-name="P1"/>
      <text:p text:style-name="P3"><text:span text:style-name="T3">EDUCATION</text:span>:</text:p>
      <text:p text:style-name="P10"/>
      <text:p text:style-name="P2"><text:span text:style-name="T1">2014-2017:<text:tab/></text:span><text:span text:style-name="T2">Harokopio University of Athens(HUA):</text:span></text:p>
      <text:p text:style-name="P2"><text:span text:style-name="T2"><text:tab/><text:tab/></text:span><text:span text:style-name="T4">Majoring in CS(Computer Sciences)</text:span><text:span text:style-name="T1"><text:tab/></text:span></text:p>
      <text:p text:style-name="P10"/>
      <text:p text:style-name="P2"><text:span text:style-name="T1">2012-2014:<text:tab/></text:span><text:span text:style-name="T2">Aristotle University of Thessaloniki(AUTH):</text:span></text:p>
      <text:p text:style-name="P2"><text:span text:style-name="T2"><text:tab/><text:tab/></text:span><text:span text:style-name="T1">Majoring in Physics</text:span></text:p>
      <text:p text:style-name="P10"/>
      <text:p text:style-name="P2"><text:span text:style-name="T1">2009-2012: <text:tab/></text:span><text:span text:style-name="T2">Athens Upper Secondary School(Galatsi Lyceum)</text:span></text:p>
      <text:p text:style-name="P17"/>
      <text:p text:style-name="P18">EXPERIENCE:</text:p>
      <text:p text:style-name="P19"><text:span text:style-name="T6"/></text:p>
      <text:list xml:id="list2518799193" text:style-name="L9">
        <text:list-item>
          <text:p text:style-name="P20"><text:span text:style-name="T5">Mobile Web Specialist nanodegree from Udacity(2017-2018)</text:span></text:p>
        </text:list-item>
        <text:list-item>
          <text:p text:style-name="P20"><text:span text:style-name="T5">Front-End Developer for a start-up company named Innovate Home(2017-2018)</text:span></text:p>
        </text:list-item>
        <text:list-item>
          <text:p text:style-name="P20"><text:span text:style-name="T5">Restaurant-review web app as side project(2017-2018)</text:span></text:p>
        </text:list-item>
      </text:list>
      <text:p text:style-name="P17"/>
      <text:p text:style-name="P17"/>
      <text:p text:style-name="P8"/>
      <text:p text:style-name="P8"/>
      <text:p text:style-name="P5">COMPUTER LITERACY:<text:tab/></text:p>
      <text:p text:style-name="P5"/>
      <text:p text:style-name="P11"/>
      <text:list xml:id="list1077807863" text:style-name="L1">
        <text:list-item>
          <text:p text:style-name="P13">MS Windows</text:p>
        </text:list-item>
        <text:list-item>
          <text:p text:style-name="P13">Unix</text:p>
        </text:list-item>
        <text:list-item>
          <text:p text:style-name="P13">Linux</text:p>
        </text:list-item>
        <text:list-item>
          <text:p text:style-name="P13">MS Office Suite</text:p>
        </text:list-item>
        <text:list-item>
          <text:p text:style-name="P13">Libre Office Suite</text:p>
        </text:list-item>
        <text:list-item>
          <text:p text:style-name="P13">Python</text:p>
        </text:list-item>
        <text:list-item>
          <text:p text:style-name="P14">SQL</text:p>
        </text:list-item>
        <text:list-item>
          <text:p text:style-name="P14">Command Line </text:p>
        </text:list-item>
        <text:list-item>
          <text:p text:style-name="P14">Several Programming Languages</text:p>
        </text:list-item>
        <text:list-item>
          <text:p text:style-name="P15">HTML</text:p>
        </text:list-item>
        <text:list-item>
          <text:p text:style-name="P15">CSS</text:p>
        </text:list-item>
        <text:list-item>
          <text:p text:style-name="P15">Javascript</text:p>
        </text:list-item>
      </text:list>
      <text:p text:style-name="P9"/>
      <text:p text:style-name="P6">LANGUAGES:</text:p>
      <text:p text:style-name="P12"/>
      <text:list xml:id="list1314585406" text:style-name="L2">
        <text:list-item>
          <text:p text:style-name="P16">Greek(Native)</text:p>
        </text:list-item>
        <text:list-item>
          <text:p text:style-name="P16">English(Fluent- University of Cambridge, Certificate of Proficiency in English)</text:p>
          <text:p text:style-name="P16"/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18S</meta:editing-duration>
    <meta:editing-cycles>7</meta:editing-cycles>
    <meta:generator>LibreOffice/5.3.1.2$Windows_x86 LibreOffice_project/e80a0e0fd1875e1696614d24c32df0f95f03deb2</meta:generator>
    <dc:date>2017-11-02T23:55:48.643000000</dc:date>
    <meta:document-statistic meta:table-count="0" meta:image-count="0" meta:object-count="0" meta:page-count="1" meta:paragraph-count="32" meta:word-count="111" meta:character-count="806" meta:non-whitespace-character-count="736"/>
    <meta:user-defined meta:name="Info 1"/>
    <meta:user-defined meta:name="Info 2"/>
    <meta:user-defined meta:name="Info 3"/>
    <meta:user-defined meta:name="Info 4"/>
  </office:meta>
</office:document-meta>
</file>